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579d1c" draw:marker-start-width="0.509cm" draw:marker-end-width="0.509cm" draw:fill="solid" draw:fill-color="#ccffcc" draw:opacity="50%" draw:textarea-horizontal-align="justify" draw:textarea-vertical-align="middle" draw:auto-grow-height="false" fo:min-height="5.109cm" fo:min-width="13.622cm" fo:padding-top="0.176cm" fo:padding-bottom="0.176cm" fo:padding-left="0.301cm" fo:padding-right="0.301cm" draw:shadow-opacity="50%"/>
    </style:style>
    <style:style style:name="gr2" style:family="graphic" style:parent-style-name="standard">
      <style:graphic-properties svg:stroke-width="0.102cm" svg:stroke-color="#579d1c" draw:marker-start-width="0.509cm" draw:marker-end-width="0.509cm" draw:fill="solid" draw:fill-color="#ccffcc" draw:opacity="50%" draw:textarea-horizontal-align="justify" draw:textarea-vertical-align="middle" draw:auto-grow-height="false" fo:min-height="5.211cm" fo:min-width="18.55cm" fo:padding-top="0.176cm" fo:padding-bottom="0.176cm" fo:padding-left="0.301cm" fo:padding-right="0.301cm" draw:shadow-opacity="50%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1.147cm" fo:min-width="1.913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.47cm" fo:min-width="1.476cm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0.559cm" fo:min-width="1.296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559cm" fo:min-width="1.6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cccc" draw:textarea-horizontal-align="justify" draw:textarea-vertical-align="middle" draw:auto-grow-height="false" fo:min-height="0.449cm" fo:min-width="0.58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fill-color="#ffcccc" draw:textarea-horizontal-align="justify" draw:textarea-vertical-align="middle" draw:auto-grow-height="false" fo:min-height="0.449cm" fo:min-width="1.469cm"/>
    </style:style>
    <style:style style:name="gr13" style:family="graphic" style:parent-style-name="standard">
      <style:graphic-properties draw:stroke="none" svg:stroke-color="#000000" draw:fill="solid" draw:fill-color="#ffffff" fo:min-height="0.70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0.976cm" style:use-optimal-column-width="false"/>
    </style:style>
    <style:style style:name="co2" style:family="table-column">
      <style:table-column-properties style:column-width="4.249cm" style:use-optimal-column-width="false"/>
    </style:style>
    <style:style style:name="co3" style:family="table-column">
      <style:table-column-properties style:column-width="3.598cm" style:use-optimal-column-width="false"/>
    </style:style>
    <style:style style:name="co4" style:family="table-column">
      <style:table-column-properties style:column-width="3.701cm" style:use-optimal-column-width="false"/>
    </style:style>
    <style:style style:name="co5" style:family="table-column">
      <style:table-column-properties style:column-width="3.119cm" style:use-optimal-column-width="false"/>
    </style:style>
    <style:style style:name="co6" style:family="table-column">
      <style:table-column-properties style:column-width="3.845cm" style:use-optimal-column-width="false"/>
    </style:style>
    <style:style style:name="co7" style:family="table-column">
      <style:table-column-properties style:column-width="3.737cm" style:use-optimal-column-width="false"/>
    </style:style>
    <style:style style:name="co8" style:family="table-column">
      <style:table-column-properties style:column-width="3.64cm" style:use-optimal-column-width="false"/>
    </style:style>
    <style:style style:name="co9" style:family="table-column">
      <style:table-column-properties style:column-width="4.031cm" style:use-optimal-column-width="false"/>
    </style:style>
    <style:style style:name="co10" style:family="table-column">
      <style:table-column-properties style:column-width="3.92cm" style:use-optimal-column-width="false"/>
    </style:style>
    <style:style style:name="ro1" style:family="table-row">
      <style:table-row-properties style:row-height="1.085cm"/>
    </style:style>
    <style:style style:name="ro2" style:family="table-row">
      <style:table-row-properties style:row-height="1.891cm"/>
    </style:style>
    <style:style style:name="ro3" style:family="table-row">
      <style:table-row-properties style:row-height="1.032cm"/>
    </style:style>
    <style:style style:name="ce1" style:family="table-cell">
      <loext:graphic-properties style:repeat="repeat"/>
      <style:text-properties fo:font-size="14pt" style:font-size-asian="14pt" style:font-size-complex="14pt"/>
    </style:style>
    <style:style style:name="ce2" style:family="table-cell">
      <loext:graphic-properties style:repeat="repeat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ce3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loext:graphic-properties style:repeat="repeat"/>
      <style:text-properties fo:font-size="14pt" style:text-underline-style="solid" style:text-underline-width="auto" style:text-underline-color="font-color" style:font-size-asian="14pt" style:font-size-complex="14pt"/>
    </style:style>
    <style:style style:name="ce5" style:family="table-cell">
      <loext:graphic-properties style:repeat="repeat"/>
    </style:style>
    <style:style style:name="P1" style:family="paragraph">
      <loext:graphic-properties draw:fill="solid" draw:fill-color="#ccffcc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50e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cc"/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cc"/>
      <style:paragraph-properties fo:text-align="center"/>
      <style:text-properties fo:font-size="12pt" style:text-underline-style="none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cccc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ffff"/>
      <style:text-properties fo:font-size="18pt" style:font-size-asian="18pt" style:font-size-complex="18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5.461cm" svg:x="1.381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05cm" svg:height="5.461cm" svg:x="1.38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1.397cm" svg:x="9.49cm" svg:y="1.635cm">
          <text:p text:style-name="P2"><text:span text:style-name="T1">G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94cm" svg:height="1.016cm" svg:x="1.635cm" svg:y="4.81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652cm" svg:y1="3.032cm" svg:x2="3.032cm" svg:y2="4.81cm">
          <text:p/>
        </draw:line>
        <draw:custom-shape draw:style-name="gr4" draw:text-style-name="P6" draw:layer="layout" svg:width="2.794cm" svg:height="1.016cm" svg:x="4.81cm" svg:y="4.81cm">
          <text:p text:style-name="P2"><text:span text:style-name="T3">game_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1.016cm" svg:x="7.858cm" svg:y="4.81cm">
          <text:p text:style-name="P2"><text:span text:style-name="T3">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1.016cm" svg:x="11.16cm" svg:y="4.81cm">
          <text:p text:style-name="P2"><text:span text:style-name="T3">opp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2.54cm" svg:height="1.143cm" svg:x="14.335cm" svg:y="4.81cm">
          <text:p text:style-name="P2"><text:span text:style-name="T3">[attending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3.048cm" svg:height="1.143cm" svg:x="17.129cm" svg:y="4.81cm">
          <text:p text:style-name="P2"><text:span text:style-name="T3">[not_attending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652cm" svg:y1="3.032cm" svg:x2="6.08cm" svg:y2="4.81cm">
          <text:p/>
        </draw:line>
        <draw:line draw:style-name="gr5" draw:text-style-name="P5" draw:layer="layout" svg:x1="10.652cm" svg:y1="3.032cm" svg:x2="9.255cm" svg:y2="4.81cm">
          <text:p/>
        </draw:line>
        <draw:line draw:style-name="gr5" draw:text-style-name="P5" draw:layer="layout" svg:x1="10.652cm" svg:y1="3.032cm" svg:x2="12.43cm" svg:y2="4.81cm">
          <text:p/>
        </draw:line>
        <draw:line draw:style-name="gr5" draw:text-style-name="P5" draw:layer="layout" svg:x1="10.652cm" svg:y1="3.032cm" svg:x2="15.605cm" svg:y2="4.81cm">
          <text:p/>
        </draw:line>
        <draw:line draw:style-name="gr5" draw:text-style-name="P5" draw:layer="layout" svg:x1="10.653cm" svg:y1="3.032cm" svg:x2="18.653cm" svg:y2="4.81cm">
          <text:p/>
        </draw:line>
        <draw:frame draw:style-name="gr8" draw:text-style-name="P7" draw:layer="layout" svg:width="4.028cm" svg:height="0.954cm" svg:x="10.779cm" svg:y="12.365cm">
          <draw:text-box>
            <text:p>Entity Group</text:p>
          </draw:text-box>
        </draw:frame>
        <draw:frame draw:style-name="gr8" draw:text-style-name="P7" draw:layer="layout" svg:width="4.028cm" svg:height="0.954cm" svg:x="15.641cm" svg:y="2.078cm">
          <draw:text-box>
            <text:p>Entity Group</text:p>
          </draw:text-box>
        </draw:frame>
        <draw:custom-shape draw:style-name="gr3" draw:text-style-name="P3" draw:layer="layout" svg:width="2.413cm" svg:height="1.397cm" svg:x="6.969cm" svg:y="12.43cm">
          <text:p text:style-name="P2"><text:span text:style-name="T1">Play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794cm" svg:height="1.016cm" svg:x="1.889cm" svg:y="15.351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1.016cm" svg:x="4.937cm" svg:y="15.351cm">
          <text:p text:style-name="P2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1.016cm" svg:x="8.112cm" svg:y="15.351cm">
          <text:p text:style-name="P2"><text:span text:style-name="T3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94cm" svg:height="1.016cm" svg:x="11.16cm" svg:y="15.351cm">
          <text:p text:style-name="P2"><text:span text:style-name="T3">ph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239cm" svg:y1="13.827cm" svg:x2="3.286cm" svg:y2="15.351cm">
          <text:p/>
        </draw:line>
        <draw:line draw:style-name="gr5" draw:text-style-name="P5" draw:layer="layout" svg:x1="8.24cm" svg:y1="13.827cm" svg:x2="6.334cm" svg:y2="15.351cm">
          <text:p/>
        </draw:line>
        <draw:line draw:style-name="gr5" draw:text-style-name="P5" draw:layer="layout" svg:x1="8.24cm" svg:y1="13.827cm" svg:x2="9.636cm" svg:y2="15.351cm">
          <text:p/>
        </draw:line>
        <draw:line draw:style-name="gr5" draw:text-style-name="P5" draw:layer="layout" svg:x1="8.24cm" svg:y1="13.827cm" svg:x2="12.43cm" svg:y2="15.351cm">
          <text:p/>
        </draw:line>
        <draw:custom-shape draw:style-name="gr9" draw:text-style-name="P8" xml:id="id1" draw:id="id1" draw:layer="layout" svg:width="2.159cm" svg:height="1.397cm" svg:x="10.398cm" svg:y="7.604cm">
          <text:p text:style-name="P2"><text:span text:style-name="T1">Att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2.557cm" svg:y1="8.303cm" svg:x2="15.605cm" svg:y2="5.953cm" draw:start-shape="id1" draw:start-glue-point="7" draw:end-shape="id2" draw:end-glue-point="8" svg:d="M12557 8303h3048v-2350" svg:viewBox="0 0 3049 2351">
          <text:p/>
        </draw:connector>
        <draw:connector draw:style-name="gr11" draw:text-style-name="P2" draw:layer="layout" svg:x1="18.653cm" svg:y1="5.953cm" svg:x2="14.081cm" svg:y2="10.081cm" draw:start-shape="id3" draw:start-glue-point="8" draw:end-shape="id4" draw:end-glue-point="7" svg:d="M18653 5953v4128h-4572" svg:viewBox="0 0 4573 4129">
          <text:p/>
        </draw:connector>
        <draw:custom-shape draw:style-name="gr12" draw:text-style-name="P8" xml:id="id4" draw:id="id4" draw:layer="layout" svg:width="3.937cm" svg:height="1.397cm" svg:x="10.144cm" svg:y="9.382cm">
          <text:p text:style-name="P2"><text:span text:style-name="T1">Doesn't Att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2" draw:layer="layout" svg:x1="10.398cm" svg:y1="8.303cm" svg:x2="3.286cm" svg:y2="15.351cm" draw:start-shape="id1" draw:start-glue-point="5" draw:end-shape="id5" draw:end-glue-point="4" svg:d="M10398 8303h-7112v7048" svg:viewBox="0 0 7113 7049">
          <text:p/>
        </draw:connector>
        <draw:frame draw:style-name="gr13" draw:text-style-name="P9" draw:layer="layout" svg:width="1.016cm" svg:height="0.954cm" svg:x="6.207cm" svg:y="9.571cm">
          <draw:text-box>
            <text:p><text:span text:style-name="T4">M</text:span></text:p>
          </draw:text-box>
        </draw:frame>
        <draw:frame draw:style-name="gr13" draw:text-style-name="P9" draw:layer="layout" svg:width="1.016cm" svg:height="0.954cm" svg:x="18.145cm" svg:y="7.223cm">
          <draw:text-box>
            <text:p><text:span text:style-name="T4">N</text:span></text:p>
          </draw:text-box>
        </draw:frame>
        <draw:connector draw:style-name="gr10" draw:text-style-name="P2" draw:layer="layout" draw:line-skew="-3.179cm" svg:x1="10.144cm" svg:y1="10.081cm" svg:x2="3.287cm" svg:y2="15.351cm" draw:start-shape="id4" draw:start-glue-point="5" svg:d="M10144 10081h-6858v5270h1" svg:viewBox="0 0 6859 5271">
          <text:p/>
        </draw:connector>
        <draw:frame draw:style-name="gr13" draw:text-style-name="P9" draw:layer="layout" svg:width="1.016cm" svg:height="0.954cm" svg:x="6.08cm" svg:y="7.858cm">
          <draw:text-box>
            <text:p><text:span text:style-name="T4">M</text:span></text:p>
          </draw:text-box>
        </draw:frame>
        <draw:frame draw:style-name="gr13" draw:text-style-name="P9" draw:layer="layout" svg:width="1.016cm" svg:height="0.954cm" svg:x="15.097cm" svg:y="7.096cm">
          <draw:text-box>
            <text:p><text:span text:style-name="T4">N</text:span></text:p>
          </draw:text-box>
        </draw:frame>
      </draw:page>
      <draw:page draw:name="page2" draw:style-name="dp1" draw:master-page-name="Default">
        <draw:frame draw:style-name="standard" draw:layer="layout" svg:width="19.487cm" svg:height="2.975cm" svg:x="1.786cm" svg:y="2.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columns-spanned="6">
                <text:p text:style-name="P10"><text:span text:style-name="T5">Gam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11"><text:span text:style-name="T6">id</text:span></text:p>
              </table:table-cell>
              <table:table-cell>
                <text:p text:style-name="P11"><text:span text:style-name="T5">game_time</text:span></text:p>
                <text:p text:style-name="P11"><text:span text:style-name="T1">(DateTimeProperty)</text:span></text:p>
              </table:table-cell>
              <table:table-cell>
                <text:p text:style-name="P11"><text:span text:style-name="T5">Location</text:span></text:p>
                <text:p text:style-name="P11"><text:span text:style-name="T1">(StringProperty)</text:span></text:p>
              </table:table-cell>
              <table:table-cell>
                <text:p text:style-name="P12"><text:span text:style-name="T7">opp_name</text:span></text:p>
                <text:p text:style-name="P11"><text:span text:style-name="T3">(StringProperty)</text:span></text:p>
              </table:table-cell>
              <table:table-cell>
                <text:p text:style-name="P11"><text:span text:style-name="T7">[attending]</text:span></text:p>
                <text:p text:style-name="P11"><text:span text:style-name="T3">(Key)</text:span></text:p>
              </table:table-cell>
              <table:table-cell>
                <text:p text:style-name="P11"><text:span text:style-name="T7">[not_attending]</text:span></text:p>
                <text:p text:style-name="P11"><text:span text:style-name="T3">(Ke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327cm" svg:height="2.309cm" svg:x="1.955cm" svg:y="9.2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 table:number-columns-spanned="4">
                <text:p text:style-name="P10"><text:span text:style-name="T5">Player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 text:style-name="P10"><text:span text:style-name="T6">Id</text:span></text:p>
                <text:p text:style-name="P10"><text:span text:style-name="T2">(Key)</text:span></text:p>
              </table:table-cell>
              <table:table-cell>
                <text:p text:style-name="P10"><text:span text:style-name="T5">Name</text:span></text:p>
                <text:p text:style-name="P11"><text:span text:style-name="T1">(StringProperty)</text:span></text:p>
              </table:table-cell>
              <table:table-cell>
                <text:p text:style-name="P10"><text:span text:style-name="T5">Email</text:span></text:p>
                <text:p text:style-name="P11"><text:span text:style-name="T1">(StringProperty)</text:span></text:p>
              </table:table-cell>
              <table:table-cell>
                <text:p text:style-name="P10"><text:span text:style-name="T5">Phone</text:span></text:p>
                <text:p text:style-name="P11"><text:span text:style-name="T1">(StringProperty)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4" draw:text-style-name="P5" draw:layer="layout" svg:x1="15.859cm" svg:y1="8.366cm" svg:x2="15.859cm" svg:y2="5.572cm">
          <text:p/>
        </draw:line>
        <draw:line draw:style-name="gr15" draw:text-style-name="P5" draw:layer="layout" svg:x1="15.859cm" svg:y1="8.366cm" svg:x2="19.415cm" svg:y2="8.366cm">
          <text:p/>
        </draw:line>
        <draw:line draw:style-name="gr14" draw:text-style-name="P5" draw:layer="layout" svg:x1="19.415cm" svg:y1="8.366cm" svg:x2="19.415cm" svg:y2="5.572cm">
          <text:p/>
        </draw:line>
        <draw:line draw:style-name="gr15" draw:text-style-name="P5" draw:layer="layout" svg:x1="3.54cm" svg:y1="13.319cm" svg:x2="18.399cm" svg:y2="13.319cm">
          <text:p/>
        </draw:line>
        <draw:line draw:style-name="gr15" draw:text-style-name="P5" draw:layer="layout" svg:x1="18.399cm" svg:y1="13.319cm" svg:x2="18.399cm" svg:y2="8.366cm">
          <text:p/>
        </draw:line>
        <draw:line draw:style-name="gr15" draw:text-style-name="P5" draw:layer="layout" svg:x1="3.54cm" svg:y1="13.319cm" svg:x2="3.54cm" svg:y2="11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19:54.863626000</meta:creation-date>
    <dc:date>2016-10-16T17:08:10.730352000</dc:date>
    <meta:editing-duration>PT6H2M48S</meta:editing-duration>
    <meta:editing-cycles>2</meta:editing-cycles>
    <meta:generator>LibreOffice/4.4.2.2$MacOSX_X86_64 LibreOffice_project/c4c7d32d0d49397cad38d62472b0bc8acff48dd6</meta:generator>
    <meta:document-statistic meta:object-count="44"/>
  </office:meta>
</office:document-meta>
</file>